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6ec7a" officeooo:paragraph-rsid="0016ec7a" style:font-size-asian="28pt" style:font-size-complex="32pt"/>
    </style:style>
    <style:style style:name="P2" style:family="paragraph" style:parent-style-name="Standard">
      <style:text-properties fo:color="#000000" fo:font-size="16pt" officeooo:rsid="0016ec7a" officeooo:paragraph-rsid="0016ec7a" style:font-size-asian="14pt" style:font-size-complex="16pt"/>
    </style:style>
    <style:style style:name="P3" style:family="paragraph" style:parent-style-name="Standard">
      <style:text-properties fo:color="#000000" fo:font-size="16pt" officeooo:rsid="001a53c5" officeooo:paragraph-rsid="001a53c5" style:font-size-asian="14pt" style:font-size-complex="16pt"/>
    </style:style>
    <style:style style:name="P4" style:family="paragraph" style:parent-style-name="Standard">
      <style:text-properties fo:color="#000000" fo:font-size="16pt" officeooo:rsid="001dde0e" officeooo:paragraph-rsid="001dde0e" style:font-size-asian="14pt" style:font-size-complex="16pt"/>
    </style:style>
    <style:style style:name="P5" style:family="paragraph" style:parent-style-name="Standard">
      <style:text-properties fo:color="#000000" fo:font-size="16pt" fo:font-weight="bold" officeooo:rsid="0022eab0" officeooo:paragraph-rsid="0022eab0" style:font-size-asian="14pt" style:font-weight-asian="bold" style:font-size-complex="16pt" style:font-weight-complex="bold"/>
    </style:style>
    <style:style style:name="P6" style:family="paragraph" style:parent-style-name="Standard">
      <style:text-properties fo:color="#000000" fo:font-size="16pt" style:text-underline-style="none" officeooo:rsid="001cd216" officeooo:paragraph-rsid="001cd216" style:font-size-asian="14pt" style:font-size-complex="16pt"/>
    </style:style>
    <style:style style:name="P7" style:family="paragraph" style:parent-style-name="Standard">
      <style:text-properties fo:color="#000000" fo:font-size="16pt" fo:language="es" fo:country="ES" officeooo:rsid="0016ec7a" officeooo:paragraph-rsid="0016ec7a" style:font-size-asian="14pt" style:font-size-complex="16pt"/>
    </style:style>
    <style:style style:name="P8" style:family="paragraph" style:parent-style-name="Standard">
      <style:text-properties fo:color="#000000" fo:font-size="16pt" fo:language="es" fo:country="ES" officeooo:rsid="0018d72f" officeooo:paragraph-rsid="0018d72f" style:font-size-asian="14pt" style:font-size-complex="16pt"/>
    </style:style>
    <style:style style:name="P9" style:family="paragraph" style:parent-style-name="Standard">
      <style:text-properties fo:color="#000000" fo:font-size="16pt" fo:language="es" fo:country="ES" officeooo:rsid="001dde0e" officeooo:paragraph-rsid="001dde0e" style:font-size-asian="14pt" style:font-size-complex="16pt"/>
    </style:style>
    <style:style style:name="P10" style:family="paragraph" style:parent-style-name="Standard">
      <style:text-properties fo:color="#000000" fo:font-size="16pt" fo:language="es" fo:country="ES" officeooo:rsid="001f6b26" officeooo:paragraph-rsid="001f6b26" style:font-size-asian="14pt" style:font-size-complex="16pt"/>
    </style:style>
    <style:style style:name="P11" style:family="paragraph" style:parent-style-name="Standard">
      <style:text-properties fo:color="#000000" fo:font-size="16pt" fo:language="es" fo:country="ES" officeooo:rsid="001fe274" officeooo:paragraph-rsid="001fe274" style:font-size-asian="14pt" style:font-size-complex="16pt"/>
    </style:style>
    <style:style style:name="P12" style:family="paragraph" style:parent-style-name="Standard">
      <style:text-properties fo:color="#000000" fo:font-size="16pt" fo:language="es" fo:country="ES" style:text-underline-style="none" officeooo:rsid="001b537d" officeooo:paragraph-rsid="001b537d" style:font-size-asian="14pt" style:font-size-complex="16pt"/>
    </style:style>
    <style:style style:name="P13" style:family="paragraph" style:parent-style-name="Standard">
      <style:text-properties fo:color="#000000" fo:font-size="16pt" fo:language="es" fo:country="ES" style:text-underline-style="none" fo:font-weight="bold" officeooo:rsid="001b537d" officeooo:paragraph-rsid="001b537d" style:font-size-asian="14pt" style:font-weight-asian="bold" style:font-size-complex="16pt" style:font-weight-complex="bold"/>
    </style:style>
    <style:style style:name="P14" style:family="paragraph" style:parent-style-name="Standard">
      <style:text-properties fo:color="#000000" fo:font-size="16pt" fo:language="es" fo:country="ES" style:text-underline-style="none" fo:font-weight="bold" officeooo:rsid="001cd216" officeooo:paragraph-rsid="001cd216" style:font-size-asian="14pt" style:font-weight-asian="bold" style:font-size-complex="16pt" style:font-weight-complex="bold"/>
    </style:style>
    <style:style style:name="P15" style:family="paragraph" style:parent-style-name="Standard">
      <style:text-properties fo:color="#000000" fo:font-size="16pt" fo:language="es" fo:country="ES" style:text-underline-style="none" fo:font-weight="normal" officeooo:rsid="001b537d" officeooo:paragraph-rsid="001b537d" style:font-size-asian="14pt" style:font-weight-asian="normal" style:font-size-complex="16pt" style:font-weight-complex="normal"/>
    </style:style>
    <style:style style:name="P16" style:family="paragraph" style:parent-style-name="Standard">
      <style:text-properties fo:color="#000000" fo:font-size="16pt" fo:language="es" fo:country="ES" style:text-underline-style="none" fo:font-weight="normal" officeooo:rsid="001cd216" officeooo:paragraph-rsid="001cd216" style:font-size-asian="14pt" style:font-weight-asian="normal" style:font-size-complex="16pt" style:font-weight-complex="normal"/>
    </style:style>
    <style:style style:name="P17" style:family="paragraph" style:parent-style-name="Standard">
      <style:text-properties fo:color="#000000" fo:font-size="16pt" fo:language="es" fo:country="ES" style:text-underline-style="none" fo:font-weight="normal" officeooo:rsid="001fe274" officeooo:paragraph-rsid="001fe274" style:font-size-asian="14pt" style:font-weight-asian="normal" style:font-size-complex="16pt" style:font-weight-complex="normal"/>
    </style:style>
    <style:style style:name="P18" style:family="paragraph" style:parent-style-name="Standard">
      <style:text-properties fo:color="#000000" fo:font-size="16pt" fo:language="es" fo:country="ES" style:text-underline-style="none" fo:font-weight="normal" officeooo:rsid="0022eab0" officeooo:paragraph-rsid="0022eab0" style:font-size-asian="14pt" style:font-weight-asian="normal" style:font-size-complex="16pt" style:font-weight-complex="normal"/>
    </style:style>
    <style:style style:name="P19" style:family="paragraph" style:parent-style-name="Standard">
      <style:text-properties fo:color="#000000" fo:font-size="16pt" fo:language="es" fo:country="ES" style:text-underline-style="none" fo:font-weight="normal" officeooo:rsid="0024084d" officeooo:paragraph-rsid="0022eab0" style:font-size-asian="14pt" style:font-weight-asian="normal" style:font-size-complex="16pt" style:font-weight-complex="normal"/>
    </style:style>
    <style:style style:name="P20" style:family="paragraph" style:parent-style-name="Standard">
      <style:text-properties fo:color="#000000" fo:font-size="16pt" fo:language="es" fo:country="ES" style:text-underline-style="none" fo:font-weight="normal" officeooo:rsid="0024084d" officeooo:paragraph-rsid="0024084d" style:font-size-asian="14pt" style:font-weight-asian="normal" style:font-size-complex="16pt" style:font-weight-complex="normal"/>
    </style:style>
    <style:style style:name="P21" style:family="paragraph" style:parent-style-name="Standard">
      <style:text-properties fo:color="#000000" fo:font-size="16pt" fo:language="es" fo:country="ES" style:text-underline-style="none" fo:font-weight="normal" officeooo:rsid="00275d92" officeooo:paragraph-rsid="00275d92" style:font-size-asian="14pt" style:font-weight-asian="normal" style:font-size-complex="16pt" style:font-weight-complex="normal"/>
    </style:style>
    <style:style style:name="P22" style:family="paragraph" style:parent-style-name="Standard">
      <style:text-properties fo:color="#000000" fo:font-size="16pt" fo:language="es" fo:country="ES" style:text-underline-style="none" fo:font-weight="normal" officeooo:rsid="00258527" officeooo:paragraph-rsid="00258527" style:font-size-asian="14pt" style:font-weight-asian="normal" style:font-size-complex="16pt" style:font-weight-complex="normal"/>
    </style:style>
    <style:style style:name="P23" style:family="paragraph" style:parent-style-name="Standard">
      <style:text-properties fo:color="#000000" fo:font-size="26pt" style:text-underline-style="solid" style:text-underline-width="auto" style:text-underline-color="font-color" fo:font-weight="normal" officeooo:rsid="001b76bc" officeooo:paragraph-rsid="001b76bc" style:font-size-asian="22.75pt" style:font-weight-asian="normal" style:font-size-complex="26pt" style:font-weight-complex="normal"/>
    </style:style>
    <style:style style:name="P24" style:family="paragraph" style:parent-style-name="Standard">
      <style:text-properties fo:color="#000000" fo:font-size="18pt" style:text-underline-style="solid" style:text-underline-width="auto" style:text-underline-color="font-color" fo:font-weight="bold" officeooo:rsid="00258527" officeooo:paragraph-rsid="00258527" style:font-size-asian="15.75pt" style:font-weight-asian="bold" style:font-size-complex="18pt" style:font-weight-complex="bold"/>
    </style:style>
    <style:style style:name="P25" style:family="paragraph" style:parent-style-name="Standard">
      <style:text-properties fo:color="#000000" fo:font-size="18pt" style:text-underline-style="solid" style:text-underline-width="auto" style:text-underline-color="font-color" fo:font-weight="bold" officeooo:rsid="00258527" officeooo:paragraph-rsid="00275d92" style:font-size-asian="15.75pt" style:font-weight-asian="bold" style:font-size-complex="18pt" style:font-weight-complex="bold"/>
    </style:style>
    <style:style style:name="P26" style:family="paragraph" style:parent-style-name="Standard">
      <style:text-properties fo:color="#000000" fo:font-size="18pt" style:text-underline-style="none" fo:font-weight="bold" officeooo:rsid="00275d92" officeooo:paragraph-rsid="00275d92" style:font-size-asian="15.75pt" style:font-weight-asian="bold" style:font-size-complex="18pt" style:font-weight-complex="bold"/>
    </style:style>
    <style:style style:name="P27" style:family="paragraph" style:parent-style-name="Standard">
      <style:text-properties fo:color="#000000" fo:font-size="18pt" style:text-underline-style="none" fo:font-weight="bold" officeooo:rsid="00310b5e" officeooo:paragraph-rsid="00310b5e" style:font-size-asian="15.75pt" style:font-weight-asian="bold" style:font-size-complex="18pt" style:font-weight-complex="bold"/>
    </style:style>
    <style:style style:name="P28" style:family="paragraph" style:parent-style-name="Standard">
      <style:text-properties fo:color="#000000" fo:font-size="18pt" fo:language="es" fo:country="ES" style:text-underline-style="solid" style:text-underline-width="auto" style:text-underline-color="font-color" fo:font-weight="bold" officeooo:rsid="001b537d" officeooo:paragraph-rsid="001b537d" style:font-size-asian="18pt" style:font-weight-asian="bold" style:font-size-complex="18pt" style:font-weight-complex="bold"/>
    </style:style>
    <style:style style:name="P29" style:family="paragraph" style:parent-style-name="Standard">
      <style:text-properties fo:color="#000000" fo:font-size="18pt" fo:language="es" fo:country="ES" style:text-underline-style="solid" style:text-underline-width="auto" style:text-underline-color="font-color" fo:font-weight="bold" officeooo:rsid="001cd216" officeooo:paragraph-rsid="001cd216" style:font-size-asian="18pt" style:font-weight-asian="bold" style:font-size-complex="18pt" style:font-weight-complex="bold"/>
    </style:style>
    <style:style style:name="P30" style:family="paragraph" style:parent-style-name="Standard">
      <style:text-properties fo:color="#000000" style:text-line-through-style="none" style:text-line-through-type="none" fo:font-size="16pt" fo:language="es" fo:country="ES" style:text-underline-style="none" fo:font-weight="normal" officeooo:rsid="00275d92" officeooo:paragraph-rsid="00275d92" style:font-size-asian="14pt" style:font-weight-asian="normal" style:font-size-complex="16pt" style:font-weight-complex="normal"/>
    </style:style>
    <style:style style:name="P31" style:family="paragraph" style:parent-style-name="Standard">
      <style:text-properties fo:color="#000000" style:text-line-through-style="none" style:text-line-through-type="none" fo:font-size="16pt" fo:language="es" fo:country="ES" style:text-underline-style="none" fo:font-weight="normal" officeooo:rsid="00287005" officeooo:paragraph-rsid="00287005" style:font-size-asian="14pt" style:font-weight-asian="normal" style:font-size-complex="16pt" style:font-weight-complex="normal"/>
    </style:style>
    <style:style style:name="P32" style:family="paragraph" style:parent-style-name="Standard">
      <style:text-properties fo:color="#c9211e" fo:font-size="24pt" style:text-underline-style="solid" style:text-underline-width="auto" style:text-underline-color="font-color" fo:font-weight="normal" officeooo:rsid="001b537d" officeooo:paragraph-rsid="001b537d" style:font-size-asian="21pt" style:font-weight-asian="normal" style:font-size-complex="24pt" style:font-weight-complex="normal"/>
    </style:style>
    <style:style style:name="P33" style:family="paragraph" style:parent-style-name="Standard">
      <style:text-properties fo:color="#c9211e" fo:font-size="24pt" fo:language="es" fo:country="ES" style:text-underline-style="solid" style:text-underline-width="auto" style:text-underline-color="font-color" officeooo:rsid="001b537d" officeooo:paragraph-rsid="001b537d" style:font-size-asian="21pt" style:font-size-complex="24pt"/>
    </style:style>
    <style:style style:name="P34" style:family="paragraph" style:parent-style-name="Standard">
      <style:text-properties fo:color="#c9211e" fo:font-size="26pt" style:text-underline-style="solid" style:text-underline-width="auto" style:text-underline-color="font-color" fo:font-weight="normal" officeooo:rsid="001b537d" officeooo:paragraph-rsid="001b537d" style:font-size-asian="22.75pt" style:font-weight-asian="normal" style:font-size-complex="26pt" style:font-weight-complex="normal"/>
    </style:style>
    <style:style style:name="P35" style:family="paragraph" style:parent-style-name="Standard">
      <style:text-properties fo:color="#c9211e" fo:font-size="26pt" style:text-underline-style="solid" style:text-underline-width="auto" style:text-underline-color="font-color" fo:font-weight="normal" officeooo:rsid="001b76bc" officeooo:paragraph-rsid="001b76bc" style:font-size-asian="22.75pt" style:font-weight-asian="normal" style:font-size-complex="26pt" style:font-weight-complex="normal"/>
    </style:style>
    <style:style style:name="P36" style:family="paragraph" style:parent-style-name="Standard">
      <style:text-properties fo:color="#c9211e" fo:font-size="18pt" style:text-underline-style="solid" style:text-underline-width="auto" style:text-underline-color="font-color" fo:font-weight="bold" officeooo:rsid="00258527" officeooo:paragraph-rsid="00258527" style:font-size-asian="15.75pt" style:font-weight-asian="bold" style:font-size-complex="18pt" style:font-weight-complex="bold"/>
    </style:style>
    <style:style style:name="P37" style:family="paragraph" style:parent-style-name="Standard">
      <style:text-properties fo:color="#c9211e" fo:font-size="18pt" style:text-underline-style="none" fo:font-weight="bold" officeooo:rsid="00287005" officeooo:paragraph-rsid="00287005" style:font-size-asian="15.75pt" style:font-weight-asian="bold" style:font-size-complex="18pt" style:font-weight-complex="bold"/>
    </style:style>
    <style:style style:name="P38" style:family="paragraph" style:parent-style-name="Standard">
      <style:text-properties fo:color="#c9211e" fo:font-size="16pt" fo:font-weight="bold" officeooo:rsid="001fe274" officeooo:paragraph-rsid="001fe274" style:font-size-asian="14pt" style:font-weight-asian="bold" style:font-size-complex="16pt" style:font-weight-complex="bold"/>
    </style:style>
    <style:style style:name="P39" style:family="paragraph" style:parent-style-name="Standard">
      <style:text-properties fo:color="#c9211e" style:text-line-through-style="none" style:text-line-through-type="none" fo:font-size="16pt" fo:language="es" fo:country="ES" style:text-underline-style="none" fo:font-weight="normal" officeooo:rsid="00287005" officeooo:paragraph-rsid="00287005" style:font-size-asian="14pt" style:font-weight-asian="normal" style:font-size-complex="16pt" style:font-weight-complex="normal"/>
    </style:style>
    <style:style style:name="P40" style:family="paragraph" style:parent-style-name="Standard">
      <style:text-properties officeooo:paragraph-rsid="001cd216"/>
    </style:style>
    <style:style style:name="P41" style:family="paragraph" style:parent-style-name="Standard">
      <style:text-properties fo:color="#00a933" fo:font-size="16pt" fo:font-weight="bold" officeooo:rsid="001fe274" officeooo:paragraph-rsid="001fe274" style:font-size-asian="14pt" style:font-weight-asian="bold" style:font-size-complex="16pt" style:font-weight-complex="bold"/>
    </style:style>
    <style:style style:name="P42" style:family="paragraph" style:parent-style-name="Standard">
      <style:text-properties fo:color="#00a933" fo:font-size="16pt" fo:language="es" fo:country="ES" style:text-underline-style="none" fo:font-weight="normal" officeooo:rsid="00258527" officeooo:paragraph-rsid="00258527" style:font-size-asian="14pt" style:font-weight-asian="normal" style:font-size-complex="16pt" style:font-weight-complex="normal"/>
    </style:style>
    <style:style style:name="P43" style:family="paragraph" style:parent-style-name="Standard">
      <style:text-properties fo:color="#00a933" fo:font-size="18pt" fo:font-weight="bold" officeooo:rsid="0022eab0" officeooo:paragraph-rsid="0022eab0" style:font-size-asian="15.75pt" style:font-weight-asian="bold" style:font-size-complex="18pt" style:font-weight-complex="bold"/>
    </style:style>
    <style:style style:name="P44" style:family="paragraph" style:parent-style-name="Standard">
      <style:text-properties fo:color="#00a933" fo:font-size="18pt" fo:font-weight="bold" officeooo:rsid="0024084d" officeooo:paragraph-rsid="0024084d" style:font-size-asian="15.75pt" style:font-weight-asian="bold" style:font-size-complex="18pt" style:font-weight-complex="bold"/>
    </style:style>
    <style:style style:name="P45" style:family="paragraph" style:parent-style-name="Standard">
      <style:text-properties fo:color="#00a933" fo:font-size="18pt" style:text-underline-style="solid" style:text-underline-width="auto" style:text-underline-color="font-color" fo:font-weight="bold" officeooo:rsid="00258527" officeooo:paragraph-rsid="00258527" style:font-size-asian="15.75pt" style:font-weight-asian="bold" style:font-size-complex="18pt" style:font-weight-complex="bold"/>
    </style:style>
    <style:style style:name="P46" style:family="paragraph" style:parent-style-name="Standard">
      <style:text-properties fo:color="#158466" fo:font-size="18pt" style:text-underline-style="none" fo:font-weight="bold" officeooo:rsid="00275d92" officeooo:paragraph-rsid="00275d92" style:font-size-asian="15.75pt" style:font-weight-asian="bold" style:font-size-complex="18pt" style:font-weight-complex="bold"/>
    </style:style>
    <style:style style:name="P47" style:family="paragraph" style:parent-style-name="Standard">
      <style:text-properties fo:color="#158466" style:text-line-through-style="none" style:text-line-through-type="none" fo:font-size="16pt" fo:language="es" fo:country="ES" style:text-underline-style="none" fo:font-weight="normal" officeooo:rsid="00287005" officeooo:paragraph-rsid="00287005" style:font-size-asian="14pt" style:font-weight-asian="normal" style:font-size-complex="16pt" style:font-weight-complex="normal"/>
    </style:style>
    <style:style style:name="P48" style:family="paragraph" style:parent-style-name="Standard">
      <style:text-properties fo:font-variant="normal" fo:text-transform="none" fo:color="#c9211e" fo:font-size="26pt" fo:letter-spacing="normal" fo:language="es" fo:country="ES" style:text-underline-style="none" fo:font-weight="normal" officeooo:rsid="001b537d" officeooo:paragraph-rsid="001b537d" style:font-size-asian="22.75pt" style:font-weight-asian="normal" style:font-size-complex="26pt" style:font-weight-complex="normal"/>
    </style:style>
    <style:style style:name="P49" style:family="paragraph" style:parent-style-name="Standard">
      <style:text-properties fo:font-variant="normal" fo:text-transform="none" fo:color="#c9211e" fo:font-size="16pt" fo:letter-spacing="normal" fo:language="es" fo:country="ES" style:text-underline-style="none" fo:font-weight="normal" officeooo:rsid="001b76bc" officeooo:paragraph-rsid="001b76bc" style:font-size-asian="14pt" style:font-weight-asian="normal" style:font-size-complex="16pt" style:font-weight-complex="normal"/>
    </style:style>
    <style:style style:name="P50" style:family="paragraph" style:parent-style-name="Standard">
      <style:text-properties fo:font-variant="normal" fo:text-transform="none" fo:color="#000000" fo:font-size="16pt" fo:letter-spacing="normal" fo:language="es" fo:country="ES" style:text-underline-style="none" fo:font-weight="normal" officeooo:rsid="001b537d" officeooo:paragraph-rsid="001b537d" style:font-size-asian="14pt" style:font-weight-asian="normal" style:font-size-complex="16pt" style:font-weight-complex="normal"/>
    </style:style>
    <style:style style:name="P51" style:family="paragraph" style:parent-style-name="Standard">
      <style:text-properties fo:font-variant="normal" fo:text-transform="none" fo:color="#000000" fo:font-size="16pt" fo:letter-spacing="normal" fo:language="es" fo:country="ES" style:text-underline-style="none" fo:font-weight="normal" officeooo:rsid="001b76bc" officeooo:paragraph-rsid="001b76bc" style:font-size-asian="14pt" style:font-weight-asian="normal" style:font-size-complex="16pt" style:font-weight-complex="normal"/>
    </style:style>
    <style:style style:name="P52" style:family="paragraph" style:parent-style-name="Standard">
      <style:text-properties fo:font-variant="normal" fo:text-transform="none" fo:color="#000000" fo:font-size="16pt" fo:letter-spacing="normal" fo:language="es" fo:country="ES" style:text-underline-style="none" fo:font-weight="normal" officeooo:rsid="001cd216" officeooo:paragraph-rsid="001cd216" style:font-size-asian="14pt" style:font-weight-asian="normal" style:font-size-complex="16pt" style:font-weight-complex="normal"/>
    </style:style>
    <style:style style:name="P53" style:family="paragraph" style:parent-style-name="Standard">
      <style:text-properties fo:font-variant="normal" fo:text-transform="none" fo:color="#000000" fo:font-size="16pt" fo:letter-spacing="normal" fo:language="es" fo:country="ES" style:text-underline-style="solid" style:text-underline-width="auto" style:text-underline-color="font-color" fo:font-weight="normal" officeooo:rsid="001b76bc" officeooo:paragraph-rsid="001b76bc" style:font-size-asian="14pt" style:font-weight-asian="normal" style:font-size-complex="16pt" style:font-weight-complex="normal"/>
    </style:style>
    <style:style style:name="P54" style:family="paragraph" style:parent-style-name="Standard">
      <style:text-properties fo:color="#2a6099" fo:font-size="16pt" fo:language="es" fo:country="ES" style:text-underline-style="none" fo:font-weight="normal" officeooo:rsid="0021ae64" officeooo:paragraph-rsid="001fe274" style:font-size-asian="14pt" style:font-weight-asian="normal" style:font-size-complex="16pt" style:font-weight-complex="normal"/>
    </style:style>
    <style:style style:name="P55" style:family="paragraph" style:parent-style-name="Standard">
      <style:text-properties fo:color="#2a6099" fo:font-size="16pt" fo:language="es" fo:country="ES" style:text-underline-style="none" fo:font-weight="normal" officeooo:rsid="001fe274" officeooo:paragraph-rsid="001fe274" style:font-size-asian="14pt" style:font-weight-asian="normal" style:font-size-complex="16pt" style:font-weight-complex="normal"/>
    </style:style>
    <style:style style:name="P56" style:family="paragraph" style:parent-style-name="Standard">
      <style:text-properties fo:color="#2a6099" fo:font-size="16pt" fo:language="es" fo:country="ES" style:text-underline-style="none" fo:font-weight="normal" officeooo:rsid="0022eab0" officeooo:paragraph-rsid="0022eab0" style:font-size-asian="14pt" style:font-weight-asian="normal" style:font-size-complex="16pt" style:font-weight-complex="normal"/>
    </style:style>
    <style:style style:name="P57" style:family="paragraph" style:parent-style-name="Standard">
      <style:text-properties fo:color="#ff0000" fo:font-size="16pt" fo:language="es" fo:country="ES" style:text-underline-style="none" fo:font-weight="normal" officeooo:rsid="0024084d" officeooo:paragraph-rsid="0024084d" style:font-size-asian="14pt" style:font-weight-asian="normal" style:font-size-complex="16pt" style:font-weight-complex="normal"/>
    </style:style>
    <style:style style:name="P58" style:family="paragraph" style:parent-style-name="Standard">
      <style:text-properties fo:color="#ff0000" style:text-line-through-style="none" style:text-line-through-type="none" fo:font-size="16pt" fo:language="es" fo:country="ES" style:text-underline-style="none" fo:font-weight="normal" officeooo:rsid="00275d92" officeooo:paragraph-rsid="00275d92" style:font-size-asian="14pt" style:font-weight-asian="normal" style:font-size-complex="16pt" style:font-weight-complex="normal"/>
    </style:style>
    <style:style style:name="P59" style:family="paragraph" style:parent-style-name="Standard">
      <style:text-properties fo:color="#ff0000" style:text-line-through-style="none" style:text-line-through-type="none" fo:font-size="16pt" fo:language="es" fo:country="ES" style:text-underline-style="none" fo:font-weight="normal" officeooo:rsid="00287005" officeooo:paragraph-rsid="00287005" style:font-size-asian="14pt" style:font-weight-asian="normal" style:font-size-complex="16pt" style:font-weight-complex="normal"/>
    </style:style>
    <style:style style:name="P60" style:family="paragraph" style:parent-style-name="Standard">
      <style:text-properties fo:color="#158466" style:text-line-through-style="none" style:text-line-through-type="none" fo:font-size="16pt" fo:language="es" fo:country="ES" style:text-underline-style="none" fo:font-weight="normal" officeooo:rsid="002a5fa3" officeooo:paragraph-rsid="00287005" style:font-size-asian="14pt" style:font-weight-asian="normal" style:font-size-complex="16pt" style:font-weight-complex="normal"/>
    </style:style>
    <style:style style:name="P61" style:family="paragraph" style:parent-style-name="Standard">
      <style:text-properties fo:color="#000000" style:text-line-through-style="none" style:text-line-through-type="none" fo:font-size="16pt" fo:language="es" fo:country="ES" style:text-underline-style="none" fo:font-weight="normal" officeooo:rsid="00310b5e" officeooo:paragraph-rsid="00310b5e" style:font-size-asian="14pt" style:font-weight-asian="normal" style:font-size-complex="16pt" style:font-weight-complex="normal"/>
    </style:style>
    <style:style style:name="P62" style:family="paragraph">
      <style:paragraph-properties fo:text-align="center"/>
    </style:style>
    <style:style style:name="P63" style:family="paragraph">
      <loext:graphic-properties draw:fill-color="#00a933"/>
      <style:paragraph-properties fo:text-align="center"/>
    </style:style>
    <style:style style:name="T1" style:family="text">
      <style:text-properties fo:color="#c9211e"/>
    </style:style>
    <style:style style:name="T2" style:family="text">
      <style:text-properties fo:color="#c9211e" fo:language="es" fo:country="ES" style:text-underline-style="none" fo:font-weight="normal" style:font-weight-asian="normal" style:font-weight-complex="normal"/>
    </style:style>
    <style:style style:name="T3" style:family="text">
      <style:text-properties fo:color="#c9211e" fo:font-size="16pt" fo:language="es" fo:country="ES" style:text-underline-style="none" fo:font-weight="normal" style:font-size-asian="14pt" style:font-weight-asian="normal" style:font-size-complex="16pt" style:font-weight-complex="normal"/>
    </style:style>
    <style:style style:name="T4" style:family="text">
      <style:text-properties fo:language="fr" fo:country="FR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weight="normal" style:font-weight-asian="normal" style:font-weight-complex="normal"/>
    </style:style>
    <style:style style:name="T7" style:family="text">
      <style:text-properties fo:language="es" fo:country="ES" style:text-underline-style="none"/>
    </style:style>
    <style:style style:name="T8" style:family="text">
      <style:text-properties fo:language="es" fo:country="ES" style:text-underline-style="none" fo:font-weight="normal" style:font-weight-asian="normal" style:font-weight-complex="normal"/>
    </style:style>
    <style:style style:name="T9" style:family="text">
      <style:text-properties fo:language="es" fo:country="ES" style:text-underline-style="none" fo:font-weight="normal" officeooo:rsid="0021ae64" style:font-weight-asian="normal" style:font-weight-complex="normal"/>
    </style:style>
    <style:style style:name="T10" style:family="text">
      <style:text-properties fo:color="#000000" fo:font-size="16pt" fo:language="es" fo:country="ES" style:text-underline-style="none" style:font-size-asian="14pt" style:font-size-complex="16pt"/>
    </style:style>
    <style:style style:name="T11" style:family="text">
      <style:text-properties fo:color="#000000" fo:font-size="16pt" fo:language="es" fo:country="ES" style:text-underline-style="none" fo:font-weight="normal" style:font-size-asian="14pt" style:font-weight-asian="normal" style:font-size-complex="16pt" style:font-weight-complex="normal"/>
    </style:style>
    <style:style style:name="T12" style:family="text">
      <style:text-properties fo:color="#000000" fo:font-size="16pt" fo:language="es" fo:country="ES" style:text-underline-style="none" fo:font-weight="normal" officeooo:rsid="0024084d" style:font-size-asian="14pt" style:font-weight-asian="normal" style:font-size-complex="16pt" style:font-weight-complex="normal"/>
    </style:style>
    <style:style style:name="T13" style:family="text">
      <style:text-properties fo:color="#000000" fo:font-size="16pt" fo:language="es" fo:country="ES" fo:font-weight="normal" style:font-size-asian="14pt" style:font-weight-asian="normal" style:font-size-complex="16pt" style:font-weight-complex="normal"/>
    </style:style>
    <style:style style:name="T14" style:family="text">
      <style:text-properties fo:color="#000000" fo:font-size="16pt" fo:language="es" fo:country="ES" style:text-underline-style="solid" style:text-underline-width="auto" style:text-underline-color="font-color" fo:font-weight="normal" style:font-size-asian="14pt" style:font-weight-asian="normal" style:font-size-complex="16pt" style:font-weight-complex="normal"/>
    </style:style>
    <style:style style:name="T15" style:family="text">
      <style:text-properties fo:color="#000000" fo:font-size="16pt" fo:language="fr" fo:country="FR" style:text-underline-style="none" fo:font-weight="normal" style:font-size-asian="14pt" style:font-weight-asian="normal" style:font-size-complex="16pt" style:font-weight-complex="normal"/>
    </style:style>
    <style:style style:name="T16" style:family="text">
      <style:text-properties fo:color="#000000" fo:language="es" fo:country="ES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color="#000000" fo:language="es" fo:country="ES" style:text-underline-style="none" fo:font-weight="normal" style:font-weight-asian="normal" style:font-weight-complex="normal"/>
    </style:style>
    <style:style style:name="T18" style:family="text">
      <style:text-properties fo:color="#000000" fo:font-size="18pt" fo:language="es" fo:country="ES" style:text-underline-style="none" fo:font-weight="normal" officeooo:rsid="001cd216" style:font-size-asian="18pt" style:font-weight-asian="normal" style:font-size-complex="18pt" style:font-weight-complex="normal"/>
    </style:style>
    <style:style style:name="T19" style:family="text">
      <style:text-properties fo:color="#000000" fo:language="fr" fo:country="FR" style:text-underline-style="none" fo:font-weight="normal" style:font-weight-asian="normal" style:font-weight-complex="normal"/>
    </style:style>
    <style:style style:name="T20" style:family="text">
      <style:text-properties fo:color="#000000" style:text-line-through-style="none" style:text-line-through-type="none" fo:font-size="16pt" fo:language="es" fo:country="ES" fo:font-weight="normal" style:font-size-asian="14pt" style:font-weight-asian="normal" style:font-size-complex="16pt" style:font-weight-complex="normal"/>
    </style:style>
    <style:style style:name="T21" style:family="text">
      <style:text-properties fo:font-size="16pt" fo:language="es" fo:country="ES" fo:font-weight="bold" style:font-size-asian="14pt" style:font-weight-asian="bold" style:font-size-complex="16pt" style:font-weight-complex="bold"/>
    </style:style>
    <style:style style:name="T22" style:family="text">
      <style:text-properties fo:font-size="16pt" fo:language="es" fo:country="ES" style:text-underline-style="none" fo:font-weight="normal" style:font-size-asian="14pt" style:font-weight-asian="normal" style:font-size-complex="16pt" style:font-weight-complex="normal"/>
    </style:style>
    <style:style style:name="T23" style:family="text">
      <style:text-properties fo:font-size="16pt" fo:language="es" fo:country="ES" style:text-underline-style="none" fo:font-weight="normal" officeooo:rsid="00275d92" style:font-size-asian="14pt" style:font-weight-asian="normal" style:font-size-complex="16pt" style:font-weight-complex="normal"/>
    </style:style>
    <style:style style:name="T24" style:family="text">
      <style:text-properties fo:font-size="16pt" fo:language="es" fo:country="ES" style:font-size-asian="14pt" style:font-size-complex="16pt"/>
    </style:style>
    <style:style style:name="T25" style:family="text">
      <style:text-properties fo:font-size="16pt" fo:language="es" fo:country="ES" fo:font-weight="normal" style:font-size-asian="14pt" style:font-weight-asian="normal" style:font-size-complex="16pt" style:font-weight-complex="normal"/>
    </style:style>
    <style:style style:name="T26" style:family="text">
      <style:text-properties fo:font-size="16pt" fo:language="fr" fo:country="FR" style:text-underline-style="none" fo:font-weight="normal" style:font-size-asian="14pt" style:font-weight-asian="normal" style:font-size-complex="16pt" style:font-weight-complex="normal"/>
    </style:style>
    <style:style style:name="T27" style:family="text">
      <style:text-properties fo:font-variant="normal" fo:text-transform="none" fo:color="#000000" fo:font-size="16pt" fo:letter-spacing="normal" fo:language="es" fo:country="ES" style:text-underline-style="none" style:font-size-asian="14pt" style:font-size-complex="16pt"/>
    </style:style>
    <style:style style:name="T28" style:family="text">
      <style:text-properties fo:font-variant="normal" fo:text-transform="none" fo:color="#000000" fo:font-size="16pt" fo:letter-spacing="normal" fo:language="es" fo:country="ES" style:text-underline-style="none" officeooo:rsid="001cd216" style:font-size-asian="14pt" style:font-size-complex="16pt"/>
    </style:style>
    <style:style style:name="T29" style:family="text">
      <style:text-properties fo:font-variant="normal" fo:text-transform="none" fo:color="#000000" fo:font-size="16pt" fo:letter-spacing="normal" fo:language="fr" fo:country="FR" style:text-underline-style="none" style:font-size-asian="14pt" style:font-size-complex="16pt"/>
    </style:style>
    <style:style style:name="T30" style:family="text">
      <style:text-properties fo:font-variant="normal" fo:text-transform="none" fo:color="#000000" fo:font-size="18pt" fo:letter-spacing="normal" fo:language="es" fo:country="ES" style:text-underline-style="solid" style:text-underline-width="auto" style:text-underline-color="font-color" fo:font-weight="normal" officeooo:rsid="001cd216" style:font-size-asian="18pt" style:font-weight-asian="normal" style:font-size-complex="18pt" style:font-weight-complex="normal"/>
    </style:style>
    <style:style style:name="T31" style:family="text">
      <style:text-properties fo:font-variant="normal" fo:text-transform="none" fo:font-size="16pt" fo:letter-spacing="normal" fo:language="es" fo:country="ES" style:text-underline-style="none" style:font-size-asian="14pt" style:font-size-complex="16pt"/>
    </style:style>
    <style:style style:name="T32" style:family="text">
      <style:text-properties fo:font-variant="normal" fo:text-transform="none" fo:font-size="16pt" fo:letter-spacing="normal" fo:language="es" fo:country="ES" style:text-underline-style="none" fo:background-color="#81d41a" loext:char-shading-value="0" style:font-size-asian="14pt" style:font-size-complex="16pt"/>
    </style:style>
    <style:style style:name="T33" style:family="text">
      <style:text-properties fo:font-variant="normal" fo:text-transform="none" fo:font-size="16pt" fo:letter-spacing="normal" fo:language="es" fo:country="ES" style:font-size-asian="14pt" style:font-size-complex="16pt"/>
    </style:style>
    <style:style style:name="T34" style:family="text">
      <style:text-properties fo:font-variant="normal" fo:text-transform="none" fo:font-size="16pt" fo:letter-spacing="normal" fo:language="fr" fo:country="FR" style:text-underline-style="none" style:font-size-asian="14pt" style:font-size-complex="16pt"/>
    </style:style>
    <style:style style:name="T35" style:family="text">
      <style:text-properties fo:font-variant="normal" fo:text-transform="none" fo:letter-spacing="normal" fo:language="es" fo:country="ES" style:text-underline-style="none"/>
    </style:style>
    <style:style style:name="T36" style:family="text">
      <style:text-properties fo:font-variant="normal" fo:text-transform="none" fo:letter-spacing="normal" fo:language="es" fo:country="ES" fo:font-weight="normal" style:font-weight-asian="normal" style:font-weight-complex="normal"/>
    </style:style>
    <style:style style:name="T37" style:family="text">
      <style:text-properties fo:font-variant="normal" fo:text-transform="none" fo:letter-spacing="normal" fo:language="es" fo:country="ES" fo:font-weight="normal" officeooo:rsid="001dde0e" style:font-weight-asian="normal" style:font-weight-complex="normal"/>
    </style:style>
    <style:style style:name="T38" style:family="text">
      <style:text-properties fo:font-variant="normal" fo:text-transform="none" fo:letter-spacing="normal" fo:language="fr" fo:country="FR" fo:font-weight="normal" style:font-weight-asian="normal" style:font-weight-complex="normal"/>
    </style:style>
    <style:style style:name="T39" style:family="text">
      <style:text-properties fo:font-variant="normal" fo:text-transform="none" fo:font-size="22pt" fo:letter-spacing="normal" fo:language="es" fo:country="ES" style:text-underline-style="none" style:font-size-asian="22pt" style:font-size-complex="22pt"/>
    </style:style>
    <style:style style:name="T40" style:family="text">
      <style:text-properties fo:font-variant="normal" fo:text-transform="none" fo:font-size="22pt" fo:letter-spacing="normal" fo:language="fr" fo:country="FR" style:text-underline-style="none" style:font-size-asian="22pt" style:font-size-complex="22pt"/>
    </style:style>
    <style:style style:name="T41" style:family="text">
      <style:text-properties fo:font-variant="normal" fo:text-transform="none" fo:color="#c9211e" fo:font-size="16pt" fo:letter-spacing="normal" fo:language="es" fo:country="ES" style:font-size-asian="14pt" style:font-size-complex="16pt"/>
    </style:style>
    <style:style style:name="T42" style:family="text">
      <style:text-properties fo:font-variant="normal" fo:text-transform="none" fo:color="#c9211e" fo:font-size="16pt" fo:letter-spacing="normal" fo:language="es" fo:country="ES" style:text-underline-style="none" fo:font-weight="bold" style:font-size-asian="14pt" style:font-weight-asian="bold" style:font-size-complex="16pt" style:font-weight-complex="bold"/>
    </style:style>
    <style:style style:name="T43" style:family="text">
      <style:text-properties fo:font-variant="normal" fo:text-transform="none" fo:color="#c9211e" fo:font-size="16pt" fo:letter-spacing="normal" fo:language="fr" fo:country="FR" style:text-underline-style="none" fo:font-weight="bold" style:font-size-asian="14pt" style:font-weight-asian="bold" style:font-size-complex="16pt" style:font-weight-complex="bold"/>
    </style:style>
    <style:style style:name="T44" style:family="text">
      <style:text-properties fo:font-variant="normal" fo:text-transform="none" fo:color="#c9211e" style:font-name="Liberation Serif1" fo:font-size="16pt" fo:letter-spacing="normal" fo:language="es" fo:country="ES" style:text-underline-style="none" fo:font-weight="bold" style:font-size-asian="14pt" style:font-weight-asian="bold" style:font-size-complex="16pt" style:font-weight-complex="bold"/>
    </style:style>
    <style:style style:name="T45" style:family="text">
      <style:text-properties fo:font-variant="normal" fo:text-transform="none" fo:color="#c9211e" fo:letter-spacing="normal" fo:language="es" fo:country="ES" fo:font-weight="normal" officeooo:rsid="001dde0e" style:font-weight-asian="normal" style:font-weight-complex="normal"/>
    </style:style>
    <style:style style:name="T46" style:family="text">
      <style:text-properties fo:font-variant="normal" fo:text-transform="none" fo:color="#c9211e" fo:letter-spacing="normal" fo:language="fr" fo:country="FR" fo:font-weight="normal" officeooo:rsid="001dde0e" style:font-weight-asian="normal" style:font-weight-complex="normal"/>
    </style:style>
    <style:style style:name="T47" style:family="text">
      <style:text-properties fo:font-variant="normal" fo:text-transform="none" fo:color="#2a6099" fo:font-size="16pt" fo:letter-spacing="normal" fo:language="es" fo:country="ES" style:text-underline-style="none" style:font-size-asian="14pt" style:font-size-complex="16pt"/>
    </style:style>
    <style:style style:name="T48" style:family="text">
      <style:text-properties fo:font-variant="normal" fo:text-transform="none" fo:color="#2a6099" fo:font-size="16pt" fo:letter-spacing="normal" fo:language="es" fo:country="ES" style:text-underline-style="none" officeooo:rsid="001cd216" style:font-size-asian="14pt" style:font-size-complex="16pt"/>
    </style:style>
    <style:style style:name="T49" style:family="text">
      <style:text-properties fo:color="#2a6099" fo:language="es" fo:country="ES" style:text-underline-style="none" fo:font-weight="normal" style:font-weight-asian="normal" style:font-weight-complex="normal"/>
    </style:style>
    <style:style style:name="T50" style:family="text">
      <style:text-properties fo:color="#2a6099" fo:language="es" fo:country="ES" style:text-underline-style="none" fo:font-weight="normal" officeooo:rsid="0021ae64" style:font-weight-asian="normal" style:font-weight-complex="normal"/>
    </style:style>
    <style:style style:name="T51" style:family="text">
      <style:text-properties fo:color="#2a6099" fo:language="fr" fo:country="FR" style:text-underline-style="none" fo:font-weight="normal" officeooo:rsid="0021ae64" style:font-weight-asian="normal" style:font-weight-complex="normal"/>
    </style:style>
    <style:style style:name="T52" style:family="text">
      <style:text-properties fo:color="#2a6099" fo:font-size="16pt" fo:language="es" fo:country="ES" style:text-underline-style="none" fo:font-weight="normal" style:font-size-asian="14pt" style:font-weight-asian="normal" style:font-size-complex="16pt" style:font-weight-complex="normal"/>
    </style:style>
    <style:style style:name="T53" style:family="text">
      <style:text-properties fo:color="#2a6099" fo:font-size="16pt" fo:language="es" fo:country="ES" style:text-underline-style="none" fo:font-weight="normal" officeooo:rsid="00275d92" style:font-size-asian="14pt" style:font-weight-asian="normal" style:font-size-complex="16pt" style:font-weight-complex="normal"/>
    </style:style>
    <style:style style:name="T54" style:family="text">
      <style:text-properties fo:color="#00a933" fo:font-size="18pt" fo:language="es" fo:country="ES" style:text-underline-style="none" fo:font-weight="bold" officeooo:rsid="001cd216" style:font-size-asian="18pt" style:font-weight-asian="bold" style:font-size-complex="18pt" style:font-weight-complex="bold"/>
    </style:style>
    <style:style style:name="T55" style:family="text">
      <style:text-properties fo:color="#00a933" fo:language="es" fo:country="ES" style:text-underline-style="none" fo:font-weight="normal" style:font-weight-asian="normal" style:font-weight-complex="normal"/>
    </style:style>
    <style:style style:name="T56" style:family="text">
      <style:text-properties fo:color="#00a933" fo:language="es" fo:country="ES" style:text-underline-style="none" fo:font-weight="normal" officeooo:rsid="0022eab0" style:font-weight-asian="normal" style:font-weight-complex="normal"/>
    </style:style>
    <style:style style:name="T57" style:family="text">
      <style:text-properties fo:color="#ff0000" fo:language="es" fo:country="ES" style:text-underline-style="none" fo:font-weight="normal" officeooo:rsid="0022eab0" style:font-weight-asian="normal" style:font-weight-complex="normal"/>
    </style:style>
    <style:style style:name="T58" style:family="text">
      <style:text-properties fo:color="#ff0000" fo:font-size="16pt" fo:language="es" fo:country="ES" style:text-underline-style="none" fo:font-weight="normal" style:font-size-asian="14pt" style:font-weight-asian="normal" style:font-size-complex="16pt" style:font-weight-complex="normal"/>
    </style:style>
    <style:style style:name="T59" style:family="text">
      <style:text-properties fo:color="#ff0000" style:text-line-through-style="none" style:text-line-through-type="none" fo:font-size="16pt" fo:language="es" fo:country="ES" fo:font-weight="normal" style:font-size-asian="14pt" style:font-weight-asian="normal" style:font-size-complex="16pt" style:font-weight-complex="normal"/>
    </style:style>
    <style:style style:name="T60" style:family="text">
      <style:text-properties fo:color="#ff0000" style:text-line-through-style="none" style:text-line-through-type="none" fo:font-size="16pt" fo:language="es" fo:country="ES" fo:font-weight="normal" officeooo:rsid="00287005" style:font-size-asian="14pt" style:font-weight-asian="normal" style:font-size-complex="16pt" style:font-weight-complex="normal"/>
    </style:style>
    <style:style style:name="T61" style:family="text">
      <style:text-properties style:text-line-through-style="none" style:text-line-through-type="none" fo:font-size="16pt" fo:language="es" fo:country="ES" fo:font-weight="normal" style:font-size-asian="14pt" style:font-weight-asian="normal" style:font-size-complex="16pt" style:font-weight-complex="normal"/>
    </style:style>
    <style:style style:name="T62" style:family="text">
      <style:text-properties style:text-line-through-style="none" style:text-line-through-type="none" fo:font-size="16pt" fo:language="es" fo:country="ES" fo:font-weight="normal" officeooo:rsid="002a5fa3" style:font-size-asian="14pt" style:font-weight-asian="normal" style:font-size-complex="16pt" style:font-weight-complex="normal"/>
    </style:style>
    <style:style style:name="T63" style:family="text">
      <style:text-properties style:text-line-through-style="none" style:text-line-through-type="none" fo:font-size="16pt" fo:language="fr" fo:country="FR" fo:font-weight="normal" style:font-size-asian="14pt" style:font-weight-asian="normal" style:font-size-complex="16pt" style:font-weight-complex="normal"/>
    </style:style>
    <style:style style:name="T64" style:family="text">
      <style:text-properties fo:color="#158466" style:text-line-through-style="none" style:text-line-through-type="none" fo:font-size="16pt" fo:language="es" fo:country="ES" fo:font-weight="normal" style:font-size-asian="14pt" style:font-weight-asian="normal" style:font-size-complex="16pt" style:font-weight-complex="normal"/>
    </style:style>
    <style:style style:name="T65" style:family="text">
      <style:text-properties fo:color="#158466" style:text-line-through-style="none" style:text-line-through-type="none" fo:font-size="16pt" fo:language="es" fo:country="ES" fo:font-weight="normal" officeooo:rsid="002a5fa3" style:font-size-asian="14pt" style:font-weight-asian="normal" style:font-size-complex="16pt" style:font-weight-complex="normal"/>
    </style:style>
    <style:style style:name="T66" style:family="text">
      <style:text-properties officeooo:rsid="0033684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Fin_20_de_20_línea_20_1" draw:fill-color="#00a9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"/><text:span text:style-name="T1"><text:s text:c="2"/>Algo et Programmation 1</text:span></text:p>
      <text:p text:style-name="P2"/>
      <text:p text:style-name="P3">contact prof: guillaume.revy@univ-perp.fr</text:p>
      <text:p text:style-name="P2">deroulement du 1er semestre:</text:p>
      <text:p text:style-name="P2"/>
      <text:p text:style-name="P2">24h CM→ 16x1,5h</text:p>
      <text:p text:style-name="P2">46.5h TD/TP→ 31</text:p>
      <text:p text:style-name="P2">+</text:p>
      <text:p text:style-name="P2">CC1 (10%) <text:s/>fin 09/debut 10 ↘ </text:p>
      <text:p text:style-name="P2">CC2 (25%) <text:s/>8→ 15/11 <text:s text:c="8"/>→ en format papier</text:p>
      <text:p text:style-name="P2">TP (15%) <text:s text:c="3"/>avant Noel → format numerique</text:p>
      <text:p text:style-name="P2">CT1(50%) <text:s/>rentr<text:span text:style-name="T4">é</text:span><text:span text:style-name="T5">e Noel → format papier</text:span></text:p>
      <text:p text:style-name="P7"/>
      <text:p text:style-name="P7"/>
      <text:p text:style-name="P33">Chapitre 1: Introduction a l’algorithmique</text:p>
      <text:p text:style-name="P12"/>
      <text:p text:style-name="P28">1) Porquoi faire de l’algorithmique?</text:p>
      <text:p text:style-name="P13"/>
      <text:p text:style-name="P15">L’objectif est d’obtenir de la machine qu’elle effectue un traitement a votre place.</text:p>
      <text:p text:style-name="P32"><text:span text:style-name="T10">Un algorithme est l’expression de la resolution d’un probleme </text:span><text:span text:style-name="T21">de telle sorte que le resultat soit <text:s/>realisable par une machine</text:span></text:p>
      <text:p text:style-name="P48"/>
      <text:p text:style-name="P34"><text:span text:style-name="T35">/!\ </text:span><text:span text:style-name="T39">Si une action n’est pas realisable, elle doit etre decompos</text:span><text:span text:style-name="T40">é</text:span><text:span text:style-name="T39">e en une suite d’action plus simples et chacune realisable.</text:span></text:p>
      <text:p text:style-name="P50"/>
      <text:p text:style-name="P49">(def a apprendre pour avoir des points a l’examen)</text:p>
      <text:p text:style-name="P51"/>
      <text:p text:style-name="P23"><text:span text:style-name="T31">Def: Un algorithme est une </text:span><text:span text:style-name="T42">suite finie</text:span><text:span text:style-name="T31">, </text:span><text:span text:style-name="T43">séquentielle</text:span><text:span text:style-name="T31"> et </text:span><text:span text:style-name="T42">non ambig</text:span><text:span text:style-name="T44">ü</text:span><text:span text:style-name="T42">e</text:span><text:span text:style-name="T31"> </text:span><text:span text:style-name="T34">d’opérations</text:span><text:span text:style-name="T31"> ou d’instructions, que l’on applique a un </text:span><text:span text:style-name="T41">nombre fini</text:span><text:span text:style-name="T31"> de donn</text:span><text:span text:style-name="T34">é</text:span><text:span text:style-name="T31">es, et qui permet de </text:span><text:span text:style-name="T34">résoudre</text:span><text:span text:style-name="T31"> un probleme</text:span></text:p>
      <text:p text:style-name="P51"/>
      <text:p text:style-name="P53"/>
      <text:p text:style-name="P53"/>
      <text:p text:style-name="P53"><text:soft-page-break/></text:p>
      <text:p text:style-name="P23"><text:span text:style-name="T33">Exemple:</text:span><text:span text:style-name="T31"> calculer pgcd(a,b), pour a et b deux entiers.</text:span></text:p>
      <text:p text:style-name="P23"><text:span text:style-name="T31"><text:s text:c="86"/></text:span><text:span text:style-name="T47"><text:s/></text:span><text:span text:style-name="T48">tmp=a</text:span></text:p>
      <text:p text:style-name="P35"><draw:line text:anchor-type="paragraph" draw:z-index="2" draw:name="Forma3" draw:style-name="gr2" draw:text-style-name="P62" svg:x1="10.312cm" svg:y1="0.897cm" svg:x2="11.82cm" svg:y2="0.474cm"><text:p/></draw:line><text:span text:style-name="T27">Algorithme d’Euclide: <text:s text:c="18"/></text:span><text:span text:style-name="T28"><text:s text:c="31"/></text:span><text:span text:style-name="T48">a=b</text:span></text:p>
      <text:p text:style-name="P35"><draw:line text:anchor-type="paragraph" draw:z-index="0" draw:name="Forma1" draw:style-name="gr2" draw:text-style-name="P62" svg:x1="4.491cm" svg:y1="0.725cm" svg:x2="5.814cm" svg:y2="0.355cm"><text:p/></draw:line><text:span text:style-name="T27"><text:s text:c="43"/></text:span><text:span text:style-name="T31">a)comparer a et b <text:s text:c="13"/></text:span><text:span text:style-name="T47"><text:s/></text:span><text:span text:style-name="T48">b=tmp</text:span></text:p>
      <text:p text:style-name="P51"><draw:line text:anchor-type="paragraph" draw:z-index="1" draw:name="Forma2" draw:style-name="gr2" draw:text-style-name="P62" svg:x1="4.491cm" svg:y1="0.499cm" svg:x2="5.602cm" svg:y2="0.631cm"><text:p/></draw:line>1) Ordonner a et b</text:p>
      <text:p text:style-name="P35"><text:span text:style-name="T27"><text:s text:c="42"/></text:span><text:span text:style-name="T31"><text:s/>b) echanger a et b </text:span><text:span text:style-name="T32">si b&gt;a</text:span></text:p>
      <text:p text:style-name="P51"/>
      <text:p text:style-name="P51">2) calculer a - b et le stocker dans c</text:p>
      <text:p text:style-name="P51"/>
      <text:p text:style-name="P35"><text:span text:style-name="T27">3)recommencer en (1) avec a=c jusqu’a ce que la </text:span><text:span text:style-name="T29">différence</text:span><text:span text:style-name="T27"> soit nulle,cad, tant que c/=0</text:span></text:p>
      <text:p text:style-name="P14"/>
      <text:p text:style-name="P29">2)Quelques bases pour concevoir un algorithme</text:p>
      <text:p text:style-name="P16"/>
      <text:p text:style-name="P40"><text:span text:style-name="T54">2.1</text:span><text:span text:style-name="T18"> </text:span><text:span text:style-name="T30">Variables</text:span></text:p>
      <text:p text:style-name="P52"/>
      <text:p text:style-name="P6"><text:span text:style-name="T36">Une variable est une donn</text:span><text:span text:style-name="T38">é</text:span><text:span text:style-name="T36">e qu’un algorithme peut manipuler. Toute variable possede:</text:span></text:p>
      <text:p text:style-name="P52"/>
      <text:p text:style-name="P6"><text:span text:style-name="T36">1)Un type →</text:span><text:span text:style-name="T37"> </text:span><text:span text:style-name="T45">entier, reel, caractere, bod</text:span><text:span text:style-name="T46">é</text:span><text:span text:style-name="T45">en (vrai/faux),...</text:span></text:p>
      <text:p text:style-name="P52">2)Un nom (identificateur)</text:p>
      <text:p text:style-name="P52">3)Une valeur correspondant au type</text:p>
      <text:p text:style-name="P8"/>
      <text:p text:style-name="P4"><text:span text:style-name="T5">La valeur d’une variable pourra </text:span><text:span text:style-name="T4">é</text:span><text:span text:style-name="T5">voluer et etre modifie au cours du programme</text:span></text:p>
      <text:p text:style-name="P4"><text:span text:style-name="T5">Sa declaration se fait avant le corps de l’algorithme (suite d’interactions) dans une zone separ</text:span><text:span text:style-name="T4">é</text:span><text:span text:style-name="T5">e en commentaire.</text:span></text:p>
      <text:p text:style-name="P9"/>
      <text:p text:style-name="P10">Le nom d’une variable peut etre quelconque, mais de maniere general:</text:p>
      <text:p text:style-name="P10"/>
      <text:p text:style-name="P10">-il commence par une minuscule</text:p>
      <text:p text:style-name="P10">-il contient des carcteres alphan<text:span text:style-name="T66">u</text:span>meriques et “_”</text:p>
      <text:p text:style-name="P10">-il est sensible a la casse,</text:p>
      <text:p text:style-name="P10">-il doit etre comprehensible et avoir une relation avec le role de la variable dans l’algorithme</text:p>
      <text:p text:style-name="P10"/>
      <text:p text:style-name="P11"/>
      <text:p text:style-name="P11"/>
      <text:p text:style-name="P41"><text:soft-page-break/><text:span text:style-name="T5">2.2</text:span><text:span text:style-name="T6"> </text:span><text:span text:style-name="T16">Affectation</text:span></text:p>
      <text:p text:style-name="P17"/>
      <text:p text:style-name="P41"><text:span text:style-name="T17">Une affectation est une operation qui permet de donner une valeur a une variable. La valeur de la variable est alors modifi</text:span><text:span text:style-name="T19">é</text:span><text:span text:style-name="T17">e. En Python, la syntaxe est le suivante:</text:span></text:p>
      <text:p text:style-name="P17"/>
      <text:p text:style-name="P41"><text:span text:style-name="T17"><text:s text:c="3"/></text:span><text:span text:style-name="T8">var </text:span><text:span text:style-name="T2">= </text:span><text:span text:style-name="T49">valeur</text:span><text:span text:style-name="T17"> <text:s text:c="3"/>→ la valeur est affect</text:span><text:span text:style-name="T19">é</text:span><text:span text:style-name="T17">e a var (variable)</text:span></text:p>
      <text:p text:style-name="P17"/>
      <text:p text:style-name="P38"><text:span text:style-name="T55">nom d’une variable </text:span><text:span text:style-name="T8">symbole d’affectation </text:span><text:span text:style-name="T49">une valeur</text:span></text:p>
      <text:p text:style-name="P38"><text:span text:style-name="T49"><text:s text:c="69"/>un</text:span><text:span text:style-name="T50">e expression : elle est <text:s text:c="80"/>evalu</text:span><text:span text:style-name="T51">é</text:span><text:span text:style-name="T50">e, et son resultat est affect</text:span><text:span text:style-name="T51">é</text:span><text:span text:style-name="T50">e</text:span></text:p>
      <text:p text:style-name="P38"><text:span text:style-name="T49"><text:s text:c="69"/>une autre variable: </text:span><text:span text:style-name="T50">sa valeur est affect</text:span><text:span text:style-name="T51">é</text:span><text:span text:style-name="T50">e a var.</text:span></text:p>
      <text:p text:style-name="P54"/>
      <text:p text:style-name="P5"><text:span text:style-name="T9">E</text:span><text:span text:style-name="T8">x: </text:span></text:p>
      <text:p text:style-name="P18"><draw:line text:anchor-type="paragraph" draw:z-index="3" draw:name="Forma4" draw:style-name="gr1" draw:text-style-name="P62" svg:x1="10.047cm" svg:y1="0.173cm" svg:x2="10.1cm" svg:y2="3.533cm"><text:p/></draw:line><text:s text:c="59"/>nom <text:s text:c="12"/>valeur</text:p>
      <text:p text:style-name="P18"><draw:line text:anchor-type="paragraph" draw:z-index="4" draw:name="Forma5" draw:style-name="gr1" draw:text-style-name="P62" svg:x1="7.19cm" svg:y1="0.079cm" svg:x2="13.117cm" svg:y2="0.053cm"><text:p/></draw:line>Var1=4 <text:s text:c="37"/></text:p>
      <text:p text:style-name="P18">Var2=17 <text:s text:c="44"/>Var1 <text:s text:c="14"/>4</text:p>
      <text:p text:style-name="P18"><draw:line text:anchor-type="paragraph" draw:z-index="5" draw:name="Forma6" draw:style-name="gr1" draw:text-style-name="P62" svg:x1="11.264cm" svg:y1="0.634cm" svg:x2="12.137cm" svg:y2="0.078cm"><text:p/></draw:line>Var3= Var1+Var2 <text:s text:c="30"/>Var2 <text:s text:c="12"/>17 <text:s/>4</text:p>
      <text:p text:style-name="P18"><draw:line text:anchor-type="paragraph" draw:z-index="9" draw:name="Forma10" draw:style-name="gr2" draw:text-style-name="P62" svg:x1="2.639cm" svg:y1="0.646cm" svg:x2="2.983cm" svg:y2="2.181cm"><text:p/></draw:line>Var2=Var1 <text:s text:c="41"/>Var3 <text:s text:c="12"/>21</text:p>
      <text:p text:style-name="P38"><draw:line text:anchor-type="paragraph" draw:z-index="6" draw:name="Forma7" draw:style-name="gr1" draw:text-style-name="P62" svg:x1="7.904cm" svg:y1="0.288cm" svg:x2="11.873cm" svg:y2="0.341cm"><text:p/></draw:line><draw:line text:anchor-type="paragraph" draw:z-index="8" draw:name="Forma9" draw:style-name="gr1" draw:text-style-name="P62" svg:x1="8.116cm" svg:y1="0.552cm" svg:x2="12.058cm" svg:y2="0.076cm"><text:p/></draw:line><draw:line text:anchor-type="paragraph" draw:z-index="7" draw:name="Forma8" draw:style-name="gr1" draw:text-style-name="P62" svg:x1="8.116cm" svg:y1="0.076cm" svg:x2="12.296cm" svg:y2="0.552cm"><text:p/></draw:line><text:span text:style-name="T49"><text:s text:c="59"/></text:span><text:span text:style-name="T56">Var2 <text:s text:c="12"/>4</text:span><text:span text:style-name="T57"> <text:s text:c="4"/>faux</text:span></text:p>
      <text:p text:style-name="P55"/>
      <text:p text:style-name="P55"/>
      <text:p text:style-name="P56"><draw:line text:anchor-type="paragraph" draw:z-index="10" draw:name="Forma11" draw:style-name="gr1" draw:text-style-name="P62" svg:x1="2.189cm" svg:y1="0.589cm" svg:x2="3.962cm" svg:y2="0.139cm"><text:p/></draw:line><text:s text:c="17"/>erreur</text:p>
      <text:p text:style-name="P56"><draw:line text:anchor-type="paragraph" draw:z-index="11" draw:name="Forma12" draw:style-name="gr1" draw:text-style-name="P62" svg:x1="2.215cm" svg:y1="0.549cm" svg:x2="3.459cm" svg:y2="0.205cm"><text:p/></draw:line><text:s text:c="17"/>17</text:p>
      <text:p text:style-name="P56"><draw:line text:anchor-type="paragraph" draw:z-index="12" draw:name="Forma13" draw:style-name="gr1" draw:text-style-name="P62" svg:x1="0.76cm" svg:y1="1.435cm" svg:x2="5.523cm" svg:y2="0.482cm"><text:p/></draw:line><text:s text:c="19"/>4</text:p>
      <text:p text:style-name="P56"><text:s text:c="7"/>2 x meme variable</text:p>
      <text:p text:style-name="P56"/>
      <text:p text:style-name="P43"><text:span text:style-name="T7">2.3</text:span><text:span text:style-name="T17"> </text:span><text:span text:style-name="T16">Affichage et lecture</text:span></text:p>
      <text:p text:style-name="P18"/>
      <text:p text:style-name="P18">Affichage: operation qui permet d’afficher a l’ecran la valeur d’une variable.</text:p>
      <text:p text:style-name="P43"><text:span text:style-name="T11">Cette valeur en sera pas modifi</text:span><text:span text:style-name="T15">é</text:span><text:span text:style-name="T11">e. Sa syntaxe en Python utilise la fonction print </text:span><text:span text:style-name="T12">de la maniere suivante:</text:span></text:p>
      <text:p text:style-name="P19"/>
      <text:p text:style-name="P44"><draw:line text:anchor-type="paragraph" draw:z-index="13" draw:name="Forma14" draw:style-name="gr1" draw:text-style-name="P62" svg:x1="-0.086cm" svg:y1="0.233cm" svg:x2="-0.086cm" svg:y2="2.799cm"><text:p/></draw:line><text:span text:style-name="T12">v</text:span><text:span text:style-name="T11">ar=...</text:span></text:p>
      <text:p text:style-name="P20">print(var) → affiche la velur de la variable var.</text:p>
      <text:p text:style-name="P20"><draw:line text:anchor-type="paragraph" draw:z-index="14" draw:name="Forma15" draw:style-name="gr1" draw:text-style-name="P62" svg:x1="1.289cm" svg:y1="0.61cm" svg:x2="3.723cm" svg:y2="0.61cm"><text:p/></draw:line><draw:line text:anchor-type="paragraph" draw:z-index="15" draw:name="Forma16" draw:style-name="gr1" draw:text-style-name="P62" svg:x1="1.58cm" svg:y1="0.61cm" svg:x2="1.871cm" svg:y2="1.086cm"><text:p/></draw:line>Print (var1,var2)→ affiche la valeur de var1 puis celle de var2.</text:p>
      <text:p text:style-name="P20"><text:s text:c="12"/>→ valeur, expression</text:p>
      <text:p text:style-name="P44"><text:soft-page-break/><text:span text:style-name="T22">print(“Note”, note)</text:span><text:span text:style-name="T11"> </text:span><text:span text:style-name="T58">→ variable</text:span></text:p>
      <text:p text:style-name="P57"><text:s text:c="15"/>↘ </text:p>
      <text:p text:style-name="P57"><text:s text:c="13"/>chaine de caracteres</text:p>
      <text:p text:style-name="P57"/>
      <text:p text:style-name="P24"><text:span text:style-name="T25">Lecture:</text:span><text:span text:style-name="T22"> Operation qui permet a l’utilisateur de donner une valeur a une variable, c’est en fait le saisie clavier. La valeur de la variable sera modifi</text:span><text:span text:style-name="T26">é</text:span><text:span text:style-name="T22">e. En Python, elle utilise la fonction input</text:span></text:p>
      <text:p text:style-name="P21">ex:</text:p>
      <text:p text:style-name="P24"><text:span text:style-name="T22"><text:s text:c="8"/></text:span><text:span text:style-name="T52"><text:s text:c="2"/>var = type(</text:span><text:span text:style-name="T22">input()) → ca affiche apres</text:span></text:p>
      <text:p text:style-name="P24"><draw:line text:anchor-type="paragraph" draw:z-index="18" draw:name="Forma19" draw:style-name="gr1" draw:text-style-name="P62" svg:x1="1.342cm" svg:y1="0.624cm" svg:x2="1.421cm" svg:y2="1.047cm"><text:p/></draw:line><draw:line text:anchor-type="paragraph" draw:z-index="19" draw:name="Forma20" draw:style-name="gr1" draw:text-style-name="P62" svg:x1="1.316cm" svg:y1="0.439cm" svg:x2="1.501cm" svg:y2="0.36cm"><text:p/></draw:line><text:span text:style-name="T22"><text:s text:c="10"/></text:span><text:span text:style-name="T52">var =</text:span><text:span text:style-name="T22"> </text:span><text:span text:style-name="T52">type(</text:span><text:span text:style-name="T22">input (“msg”)</text:span><text:span text:style-name="T52">)</text:span><text:span text:style-name="T22">→ ca affiche sur le moment</text:span></text:p>
      <text:p text:style-name="P25"><draw:line text:anchor-type="paragraph" draw:z-index="17" draw:name="Forma18" draw:style-name="gr2" draw:text-style-name="P62" svg:x1="3.38cm" svg:y1="0.002cm" svg:x2="5.338cm" svg:y2="0.796cm"><text:p/></draw:line><text:span text:style-name="T22"><text:s text:c="9"/>→</text:span><text:span text:style-name="T53">nom</text:span></text:p>
      <text:p text:style-name="P25"><text:span text:style-name="T53">d’une variable</text:span><text:span text:style-name="T22"> <text:s text:c="15"/></text:span><text:span text:style-name="T3"><text:s/>int: entier</text:span></text:p>
      <text:p text:style-name="P36"><text:span text:style-name="T22"><text:s text:c="41"/>float:r</text:span><text:span text:style-name="T26">é</text:span><text:span text:style-name="T22">el</text:span></text:p>
      <text:p text:style-name="P36"><text:span text:style-name="T22"><text:s text:c="41"/>str: chaine de </text:span><text:span text:style-name="T23">caracteres</text:span></text:p>
      <text:p text:style-name="P22"/>
      <text:p text:style-name="P42">a=int(input()) → lit l’entier a</text:p>
      <text:p text:style-name="P45"><text:span text:style-name="T22">b=float(input()) → lit le r</text:span><text:span text:style-name="T26">é</text:span><text:span text:style-name="T22">el b</text:span></text:p>
      <text:p text:style-name="P42">c=str(input()) → lit la chaine de caractere c</text:p>
      <text:p text:style-name="P42"><draw:line text:anchor-type="paragraph" draw:z-index="16" draw:name="Forma17" draw:style-name="gr3" draw:text-style-name="P63" svg:x1="2.215cm" svg:y1="0.871cm" svg:x2="4.808cm" svg:y2="0.183cm"><text:p/></draw:line><text:s text:c="5"/>ou</text:p>
      <text:p text:style-name="P42">c=input()</text:p>
      <text:p text:style-name="P42"/>
      <text:p text:style-name="P46"><text:span text:style-name="T24">2.4</text:span><text:span text:style-name="T13"> </text:span><text:span text:style-name="T14">Operrations arithmetique et fonctions mathematiques</text:span></text:p>
      <text:p text:style-name="P21"/>
      <text:p text:style-name="P21">Il est egalement possible d’effectuer des calculs mathematiques et d’en affecter le resultat a une variable. On peut utiliser:</text:p>
      <text:p text:style-name="P21"/>
      <text:p text:style-name="P46"><text:span text:style-name="T20">- operations arithmetiques: +, -, /, *, </text:span><text:span text:style-name="T59">%→ rentre de la division entiere</text:span></text:p>
      <text:p text:style-name="P46"><draw:line text:anchor-type="paragraph" draw:z-index="21" draw:name="Forma22" draw:style-name="gr1" draw:text-style-name="P62" svg:x1="10.338cm" svg:y1="0.635cm" svg:x2="10.338cm" svg:y2="1.005cm"><text:p/></draw:line><text:span text:style-name="T20"><text:s text:c="72"/></text:span><text:span text:style-name="T59">17%3=2</text:span></text:p>
      <text:p text:style-name="P58"><draw:line text:anchor-type="paragraph" draw:z-index="20" draw:name="Forma21" draw:style-name="gr2" draw:text-style-name="P62" svg:x1="12.349cm" svg:y1="0.754cm" svg:x2="12.031cm" svg:y2="0.542cm"><text:p/></draw:line><text:s text:c="72"/>→3x5+2</text:p>
      <text:p text:style-name="P46"><text:span text:style-name="T59"><text:s text:c="87"/>reste </text:span><text:span text:style-name="T60">(modulo)</text:span></text:p>
      <text:p text:style-name="P58"/>
      <text:p text:style-name="P30">-fonctions mathematiques usuelles:</text:p>
      <text:p text:style-name="P26"><text:span text:style-name="T61">sqrt(racine carr</text:span><text:span text:style-name="T63">é</text:span><text:span text:style-name="T61">e), cos, sin, exp, log…</text:span></text:p>
      <text:p text:style-name="P30"/>
      <text:p text:style-name="P46"><text:span text:style-name="T61">from math import * </text:span><text:span text:style-name="T59">→pour utiliser les fonctions mathematiques usuelles</text:span></text:p>
      <text:p text:style-name="P59"/>
      <text:p text:style-name="P31">Var1=17</text:p>
      <text:p text:style-name="P31">Var2=4*var1</text:p>
      <text:p text:style-name="P31">Var3= cos(var2)</text:p>
      <text:p text:style-name="P31"><draw:line text:anchor-type="paragraph" draw:z-index="22" draw:name="Forma23" draw:style-name="gr1" draw:text-style-name="P62" svg:x1="12.984cm" svg:y1="0.104cm" svg:x2="12.958cm" svg:y2="3.305cm"><text:p/></draw:line><text:soft-page-break/>Exemple rayon d’un cercle:</text:p>
      <text:p text:style-name="P31"/>
      <text:p text:style-name="P39">’’’ Role: lire le rayon du champs et calculer sa surface. <text:s text:c="8"/>Pas interprete</text:p>
      <text:p text:style-name="P39"><text:s text:c="4"/>Variables:</text:p>
      <text:p text:style-name="P37"><text:span text:style-name="T61"><text:s text:c="20"/>rayon, surface, pi: </text:span><text:span text:style-name="T63">réel</text:span><text:span text:style-name="T61">/float</text:span></text:p>
      <text:p text:style-name="P39">’’’</text:p>
      <text:p text:style-name="P39"><text:s text:c="5"/></text:p>
      <text:p text:style-name="P37"><text:span text:style-name="T61"><text:s text:c="4"/></text:span><text:span text:style-name="T20">pi=3.14 </text:span><text:span text:style-name="T64">→ affectation</text:span></text:p>
      <text:p text:style-name="P37"><text:span text:style-name="T61"><text:s text:c="4"/></text:span><text:span text:style-name="T20">rayon= float(input(“Rayon du champs=”)) </text:span><text:span text:style-name="T64">→lecture</text:span></text:p>
      <text:p text:style-name="P37"><text:span text:style-name="T20"><text:s text:c="4"/>surface= pi * (rayon*rayon) </text:span><text:span text:style-name="T64">→calcul</text:span></text:p>
      <text:p text:style-name="P37"><text:span text:style-name="T20"><text:s text:c="4"/>print(“Surface=”, surface) </text:span><text:span text:style-name="T64">→affichage</text:span></text:p>
      <text:p text:style-name="P47"/>
      <text:p text:style-name="P37"><text:span text:style-name="T64"><text:s text:c="13"/></text:span><text:span text:style-name="T65">FAIRE L’EXEMPLE CE SOIR</text:span></text:p>
      <text:p text:style-name="P60">_----------------------------------------------------------------------------------------</text:p>
      <text:p text:style-name="P27"><text:span text:style-name="T62">‘’’</text:span><text:span text:style-name="T61">Role. Lire une somme en dollars, la convertir en euros puis l’afficher.</text:span></text:p>
      <text:p text:style-name="P61"/>
      <text:p text:style-name="P27"><text:span text:style-name="T61">Variables: somme-euros, somme-dollars, taux: r</text:span><text:span text:style-name="T63">é</text:span><text:span text:style-name="T61">el/float</text:span></text:p>
      <text:p text:style-name="P61"/>
      <text:p text:style-name="P61">(tjrs utilise le type le + appropie selon le cas)</text:p>
      <text:p text:style-name="P61">‘’’</text:p>
      <text:p text:style-name="P61"/>
      <text:p text:style-name="P61">taux= 0.6604 #1 euro = 0,6604 dollar</text:p>
      <text:p text:style-name="P61"/>
      <text:p text:style-name="P61">sommedollars= float(input("Quel est le montant?\n"))</text:p>
      <text:p text:style-name="P61">sommeeuros= taux*sommedollars</text:p>
      <text:p text:style-name="P61"/>
      <text:p text:style-name="P61">print("Le montant en euro est de ", sommeeuros)</text:p>
      <text:p text:style-name="P61"/>
      <text:p text:style-name="P61"/>
      <text:p text:style-name="P61"/>
      <text:p text:style-name="P61"/>
      <text:p text:style-name="P61"/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9-11T15:38:41.636000000</meta:creation-date>
    <dc:date>2023-09-24T12:44:46.787000000</dc:date>
    <meta:editing-duration>PT1H15M43S</meta:editing-duration>
    <meta:editing-cycles>7</meta:editing-cycles>
    <meta:generator>LibreOffice/6.3.5.2$Windows_X86_64 LibreOffice_project/dd0751754f11728f69b42ee2af66670068624673</meta:generator>
    <meta:document-statistic meta:table-count="0" meta:image-count="0" meta:object-count="0" meta:page-count="5" meta:paragraph-count="110" meta:word-count="712" meta:character-count="5832" meta:non-whitespace-character-count="3875"/>
  </office:meta>
</office:document-meta>
</file>